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92cm"/>
    </style:style>
    <style:style style:name="co3" style:family="table-column">
      <style:table-column-properties fo:break-before="auto" style:column-width="2.584cm"/>
    </style:style>
    <style:style style:name="co4" style:family="table-column">
      <style:table-column-properties fo:break-before="auto" style:column-width="6.325cm"/>
    </style:style>
    <style:style style:name="co5" style:family="table-column">
      <style:table-column-properties fo:break-before="auto" style:column-width="4.882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746cm"/>
    </style:style>
    <style:style style:name="co8" style:family="table-column">
      <style:table-column-properties fo:break-before="auto" style:column-width="4.994cm"/>
    </style:style>
    <style:style style:name="co9" style:family="table-column">
      <style:table-column-properties fo:break-before="auto" style:column-width="4.1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35cm solid #000000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border="0.035cm solid #000000" style:direction="ltr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Arial" style:font-name-asian="ＭＳ Ｐゴシック" style:font-name-complex="Arial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ＭＳ Ｐゴシック" style:font-name-complex="Arial1"/>
    </style:style>
    <style:style style:name="ce7" style:family="table-cell" style:parent-style-name="Default">
      <style:table-cell-properties fo:background-color="#ffffff" style:text-align-source="value-type" style:repeat-content="false"/>
      <style:paragraph-properties fo:margin-left="0cm"/>
    </style:style>
    <style:style style:name="ce8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number-columns-repeated="2" table:default-cell-style-name="ce9"/>
        <table:table-column table:style-name="co6" table:default-cell-style-name="ce9"/>
        <table:table-column table:style-name="co7" table:number-columns-repeated="2" table:default-cell-style-name="ce9"/>
        <table:table-column table:style-name="co8" table:default-cell-style-name="ce9"/>
        <table:table-column table:style-name="co9" table:default-cell-style-name="ce9"/>
        <table:table-column table:style-name="co1" table:number-columns-repeated="4" table:default-cell-style-name="Default"/>
        <table:table-row table:style-name="ro1">
          <table:table-cell table:style-name="ce1" office:value-type="string">
            <text:p>名前</text:p>
          </table:table-cell>
          <table:table-cell table:style-name="ce1" office:value-type="string">
            <text:p>ジャンル</text:p>
          </table:table-cell>
          <table:table-cell table:style-name="ce4" office:value-type="string">
            <text:p>人気</text:p>
          </table:table-cell>
          <table:table-cell table:style-name="ce1" office:value-type="string">
            <text:p>バトル有無</text:p>
          </table:table-cell>
          <table:table-cell table:style-name="ce1" office:value-type="string">
            <text:p>現登場人数</text:p>
          </table:table-cell>
          <table:table-cell table:style-name="ce1" office:value-type="string">
            <text:p>ヒロイン有無</text:p>
          </table:table-cell>
          <table:table-cell table:style-name="ce1" office:value-type="string">
            <text:p>男女どっち向き</text:p>
          </table:table-cell>
          <table:table-cell table:style-name="ce1" office:value-type="string">
            <text:p>エロ有無</text:p>
          </table:table-cell>
          <table:table-cell table:style-name="ce1" office:value-type="string">
            <text:p>製作会社</text:p>
          </table:table-cell>
          <table:table-cell table:style-name="ce1" office:value-type="string">
            <text:p>声優人数</text:p>
          </table:table-cell>
          <table:table-cell table:style-name="ce1" office:value-type="string">
            <text:p>出版社</text:p>
          </table:table-cell>
          <table:table-cell table:style-name="ce8" office:value-type="string">
            <text:p>前作　有無</text:p>
          </table:table-cell>
          <table:table-cell table:style-name="ce8" office:value-type="string">
            <text:p>主人公性別</text:p>
          </table:table-cell>
          <table:table-cell office:value-type="string">
            <text:p>主人公人数</text:p>
          </table:table-cell>
          <table:table-cell table:style-name="ce8" office:value-type="string">
            <text:p>キャラデザ</text:p>
          </table:table-cell>
          <table:table-cell table:style-name="ce8" office:value-type="string">
            <text:p>発売日</text:p>
          </table:table-cell>
          <table:table-cell table:style-name="ce8" office:value-type="string">
            <text:p>原作</text:p>
          </table:table-cell>
          <table:table-cell office:value-type="string">
            <text:p>元になった物</text:p>
          </table:table-cell>
          <table:table-cell table:style-name="ce9" table:number-columns-repeated="4"/>
        </table:table-row>
        <table:table-row table:style-name="ro2">
          <table:table-cell office:value-type="string">
            <text:p>異種族レビュアーズ</text:p>
          </table:table-cell>
          <table:table-cell office:value-type="string">
            <text:p>コメディ</text:p>
          </table:table-cell>
          <table:table-cell office:value-type="string">
            <text:p>高</text:p>
          </table:table-cell>
          <table:table-cell office:value-type="string">
            <text:p>無</text:p>
          </table:table-cell>
          <table:table-cell office:value-type="string">
            <text:p>20人</text:p>
          </table:table-cell>
          <table:table-cell office:value-type="string">
            <text:p>有</text:p>
          </table:table-cell>
          <table:table-cell office:value-type="string">
            <text:p>男性向き</text:p>
          </table:table-cell>
          <table:table-cell office:value-type="string">
            <text:p>有</text:p>
          </table:table-cell>
          <table:table-cell office:value-type="string">
            <text:p>パッショーネ</text:p>
          </table:table-cell>
          <table:table-cell office:value-type="string">
            <text:p>17人</text:p>
          </table:table-cell>
          <table:table-cell office:value-type="string">
            <text:p>KADOKAWA</text:p>
          </table:table-cell>
          <table:table-cell office:value-type="string">
            <text:p>無</text:p>
          </table:table-cell>
          <table:table-cell office:value-type="string">
            <text:p>男</text:p>
          </table:table-cell>
          <table:table-cell office:value-type="string">
            <text:p>単体</text:p>
          </table:table-cell>
          <table:table-cell office:value-type="string">
            <text:p>宇野 真</text:p>
          </table:table-cell>
          <table:table-cell office:value-type="string">
            <text:p>2017年9月</text:p>
          </table:table-cell>
          <table:table-cell table:style-name="ce6" office:value-type="string">
            <text:p><text:s/>天原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異世界かるてっと２</text:p>
          </table:table-cell>
          <table:table-cell office:value-type="string">
            <text:p>コメディ</text:p>
          </table:table-cell>
          <table:table-cell office:value-type="string">
            <text:p>高</text:p>
          </table:table-cell>
          <table:table-cell office:value-type="string">
            <text:p>有</text:p>
          </table:table-cell>
          <table:table-cell office:value-type="string">
            <text:p>27人</text:p>
          </table:table-cell>
          <table:table-cell office:value-type="string">
            <text:p>無</text:p>
          </table:table-cell>
          <table:table-cell office:value-type="string">
            <text:p>どっちも</text:p>
          </table:table-cell>
          <table:table-cell office:value-type="string">
            <text:p>無</text:p>
          </table:table-cell>
          <table:table-cell office:value-type="string">
            <text:p>スタジオぷYUKAI</text:p>
          </table:table-cell>
          <table:table-cell office:value-type="string">
            <text:p>27人</text:p>
          </table:table-cell>
          <table:table-cell office:value-type="string">
            <text:p>無</text:p>
          </table:table-cell>
          <table:table-cell office:value-type="string">
            <text:p>有</text:p>
          </table:table-cell>
          <table:table-cell table:number-columns-repeated="2" office:value-type="string">
            <text:p>複数</text:p>
          </table:table-cell>
          <table:table-cell office:value-type="string">
            <text:p>たけはらみのる</text:p>
          </table:table-cell>
          <table:table-cell office:value-type="string">
            <text:p>無</text:p>
          </table:table-cell>
          <table:table-cell office:value-type="string">
            <text:p>丸山くがね、暁なつめなど</text:p>
          </table:table-cell>
          <table:table-cell office:value-type="string">
            <text:p>複数アニメ</text:p>
          </table:table-cell>
          <table:table-cell table:number-columns-repeated="4"/>
        </table:table-row>
        <table:table-row table:style-name="ro2">
          <table:table-cell office:value-type="string">
            <text:p>イド：インヴェイデッド</text:p>
          </table:table-cell>
          <table:table-cell office:value-type="string">
            <text:p>SF</text:p>
          </table:table-cell>
          <table:table-cell office:value-type="string">
            <text:p>高</text:p>
          </table:table-cell>
          <table:table-cell office:value-type="string">
            <text:p>有</text:p>
          </table:table-cell>
          <table:table-cell office:value-type="string">
            <text:p>12人</text:p>
          </table:table-cell>
          <table:table-cell office:value-type="string">
            <text:p>無</text:p>
          </table:table-cell>
          <table:table-cell office:value-type="string">
            <text:p>不明</text:p>
          </table:table-cell>
          <table:table-cell office:value-type="string">
            <text:p>無</text:p>
          </table:table-cell>
          <table:table-cell office:value-type="string">
            <text:p>不明</text:p>
          </table:table-cell>
          <table:table-cell office:value-type="string">
            <text:p>12人</text:p>
          </table:table-cell>
          <table:table-cell office:value-type="string">
            <text:p><text:s/>KADOKAWA</text:p>
          </table:table-cell>
          <table:table-cell office:value-type="string">
            <text:p>無</text:p>
          </table:table-cell>
          <table:table-cell office:value-type="string">
            <text:p>男</text:p>
          </table:table-cell>
          <table:table-cell office:value-type="string">
            <text:p>単体</text:p>
          </table:table-cell>
          <table:table-cell table:style-name="ce6" office:value-type="string">
            <text:p>碇谷敦</text:p>
          </table:table-cell>
          <table:table-cell office:value-type="string">
            <text:p>2019年10月</text:p>
          </table:table-cell>
          <table:table-cell table:style-name="ce6" office:value-type="string">
            <text:p>The Detectives United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インフィニット・デンドログラム</text:p>
          </table:table-cell>
          <table:table-cell office:value-type="string">
            <text:p>ファンタジー</text:p>
          </table:table-cell>
          <table:table-cell office:value-type="string">
            <text:p>高</text:p>
          </table:table-cell>
          <table:table-cell office:value-type="string">
            <text:p>有</text:p>
          </table:table-cell>
          <table:table-cell office:value-type="string">
            <text:p>30人以上</text:p>
          </table:table-cell>
          <table:table-cell office:value-type="string">
            <text:p>有</text:p>
          </table:table-cell>
          <table:table-cell office:value-type="string">
            <text:p>男性向き</text:p>
          </table:table-cell>
          <table:table-cell office:value-type="string">
            <text:p>無</text:p>
          </table:table-cell>
          <table:table-cell office:value-type="string">
            <text:p>NAZ</text:p>
          </table:table-cell>
          <table:table-cell office:value-type="string">
            <text:p>13人</text:p>
          </table:table-cell>
          <table:table-cell office:value-type="string">
            <text:p><text:s/>KADOKAWA</text:p>
          </table:table-cell>
          <table:table-cell office:value-type="string">
            <text:p>無</text:p>
          </table:table-cell>
          <table:table-cell office:value-type="string">
            <text:p>男</text:p>
          </table:table-cell>
          <table:table-cell office:value-type="string">
            <text:p>単体</text:p>
          </table:table-cell>
          <table:table-cell office:value-type="string">
            <text:p><text:s/>中田正彦</text:p>
          </table:table-cell>
          <table:table-cell office:value-type="string">
            <text:p><text:s/>2017年5月</text:p>
          </table:table-cell>
          <table:table-cell office:value-type="string">
            <text:p>海道左近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うちのタマ知りませんか？～ </text:p>
          </table:table-cell>
          <table:table-cell office:value-type="string">
            <text:p>擬人化</text:p>
          </table:table-cell>
          <table:table-cell office:value-type="string">
            <text:p>高</text:p>
          </table:table-cell>
          <table:table-cell office:value-type="string">
            <text:p>無</text:p>
          </table:table-cell>
          <table:table-cell office:value-type="string">
            <text:p>11人</text:p>
          </table:table-cell>
          <table:table-cell office:value-type="string">
            <text:p>無</text:p>
          </table:table-cell>
          <table:table-cell office:value-type="string">
            <text:p>女性向き</text:p>
          </table:table-cell>
          <table:table-cell office:value-type="string">
            <text:p>無</text:p>
          </table:table-cell>
          <table:table-cell office:value-type="string">
            <text:p><text:s/>MAPPAなど</text:p>
          </table:table-cell>
          <table:table-cell office:value-type="string">
            <text:p>11人</text:p>
          </table:table-cell>
          <table:table-cell office:value-type="string">
            <text:p>KADOKAWA</text:p>
          </table:table-cell>
          <table:table-cell office:value-type="string">
            <text:p>元有</text:p>
          </table:table-cell>
          <table:table-cell office:value-type="string">
            <text:p>男</text:p>
          </table:table-cell>
          <table:table-cell office:value-type="string">
            <text:p>単体</text:p>
          </table:table-cell>
          <table:table-cell office:value-type="string">
            <text:p>大塚舞</text:p>
          </table:table-cell>
          <table:table-cell office:value-type="string">
            <text:p>2018年12月</text:p>
          </table:table-cell>
          <table:table-cell office:value-type="string">
            <text:p><text:s/>ソニー・クリエイティブプロダクツ</text:p>
          </table:table-cell>
          <table:table-cell office:value-type="string">
            <text:p>タマ＆フレンズ</text:p>
          </table:table-cell>
          <table:table-cell table:number-columns-repeated="4"/>
        </table:table-row>
        <table:table-row table:style-name="ro2">
          <table:table-cell office:value-type="string">
            <text:p>映像研には手を出すな！</text:p>
          </table:table-cell>
          <table:table-cell office:value-type="string">
            <text:p>学園</text:p>
          </table:table-cell>
          <table:table-cell office:value-type="string">
            <text:p>高</text:p>
          </table:table-cell>
          <table:table-cell office:value-type="string">
            <text:p>無</text:p>
          </table:table-cell>
          <table:table-cell office:value-type="string">
            <text:p>6人</text:p>
          </table:table-cell>
          <table:table-cell office:value-type="string">
            <text:p>無</text:p>
          </table:table-cell>
          <table:table-cell office:value-type="string">
            <text:p>男性向き</text:p>
          </table:table-cell>
          <table:table-cell office:value-type="string">
            <text:p>無</text:p>
          </table:table-cell>
          <table:table-cell office:value-type="string">
            <text:p>サイエンスSARU</text:p>
          </table:table-cell>
          <table:table-cell office:value-type="string">
            <text:p>6人</text:p>
          </table:table-cell>
          <table:table-cell office:value-type="string">
            <text:p>小学館</text:p>
          </table:table-cell>
          <table:table-cell office:value-type="string">
            <text:p>無</text:p>
          </table:table-cell>
          <table:table-cell office:value-type="string">
            <text:p>女</text:p>
          </table:table-cell>
          <table:table-cell office:value-type="string">
            <text:p>複数</text:p>
          </table:table-cell>
          <table:table-cell office:value-type="string">
            <text:p>浅野直之</text:p>
          </table:table-cell>
          <table:table-cell office:value-type="string">
            <text:p>2017年1月</text:p>
          </table:table-cell>
          <table:table-cell office:value-type="string">
            <text:p><text:s/>大童澄瞳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ARP Backstage Pass</text:p>
          </table:table-cell>
          <table:table-cell office:value-type="string">
            <text:p>アイドル</text:p>
          </table:table-cell>
          <table:table-cell office:value-type="string">
            <text:p>高</text:p>
          </table:table-cell>
          <table:table-cell office:value-type="string">
            <text:p>無</text:p>
          </table:table-cell>
          <table:table-cell office:value-type="string">
            <text:p>8人</text:p>
          </table:table-cell>
          <table:table-cell office:value-type="string">
            <text:p>無</text:p>
          </table:table-cell>
          <table:table-cell office:value-type="string">
            <text:p>女性向き</text:p>
          </table:table-cell>
          <table:table-cell office:value-type="string">
            <text:p>無</text:p>
          </table:table-cell>
          <table:table-cell office:value-type="string">
            <text:p>ダイナモピクチャーズ</text:p>
          </table:table-cell>
          <table:table-cell office:value-type="string">
            <text:p>4人</text:p>
          </table:table-cell>
          <table:table-cell table:number-columns-repeated="2" office:value-type="string">
            <text:p>無</text:p>
          </table:table-cell>
          <table:table-cell office:value-type="string">
            <text:p>男</text:p>
          </table:table-cell>
          <table:table-cell office:value-type="string">
            <text:p>複数</text:p>
          </table:table-cell>
          <table:table-cell office:value-type="string">
            <text:p>不明</text:p>
          </table:table-cell>
          <table:table-cell office:value-type="string">
            <text:p>無</text:p>
          </table:table-cell>
          <table:table-cell office:value-type="string">
            <text:p>内田明理</text:p>
          </table:table-cell>
          <table:table-cell office:value-type="string">
            <text:p>AR</text:p>
          </table:table-cell>
          <table:table-cell table:number-columns-repeated="4"/>
        </table:table-row>
        <table:table-row table:style-name="ro2">
          <table:table-cell office:value-type="string">
            <text:p>A3! SEASON SPRING ＆ SUMMER</text:p>
          </table:table-cell>
          <table:table-cell office:value-type="string">
            <text:p>アイドル</text:p>
          </table:table-cell>
          <table:table-cell office:value-type="string">
            <text:p>高</text:p>
          </table:table-cell>
          <table:table-cell office:value-type="string">
            <text:p>無</text:p>
          </table:table-cell>
          <table:table-cell office:value-type="string">
            <text:p>21人</text:p>
          </table:table-cell>
          <table:table-cell office:value-type="string">
            <text:p>有</text:p>
          </table:table-cell>
          <table:table-cell office:value-type="string">
            <text:p>女性向き</text:p>
          </table:table-cell>
          <table:table-cell office:value-type="string">
            <text:p>無</text:p>
          </table:table-cell>
          <table:table-cell office:value-type="string">
            <text:p>Studio 3Hzなど</text:p>
          </table:table-cell>
          <table:table-cell office:value-type="string">
            <text:p>21人</text:p>
          </table:table-cell>
          <table:table-cell table:number-columns-repeated="2" office:value-type="string">
            <text:p>無</text:p>
          </table:table-cell>
          <table:table-cell office:value-type="string">
            <text:p>男</text:p>
          </table:table-cell>
          <table:table-cell office:value-type="string">
            <text:p>複数</text:p>
          </table:table-cell>
          <table:table-cell table:style-name="ce10" office:value-type="string">
            <text:p>小松真梨子</text:p>
          </table:table-cell>
          <table:table-cell office:value-type="string">
            <text:p>無</text:p>
          </table:table-cell>
          <table:table-cell office:value-type="string">
            <text:p>リベル・エンタテインメント</text:p>
          </table:table-cell>
          <table:table-cell office:value-type="string">
            <text:p>イケメン役者育成ゲーム</text:p>
          </table:table-cell>
          <table:table-cell table:number-columns-repeated="4"/>
        </table:table-row>
        <table:table-row table:style-name="ro2">
          <table:table-cell office:value-type="string">
            <text:p>推しが武道館いってくれたら死ぬ</text:p>
          </table:table-cell>
          <table:table-cell office:value-type="string">
            <text:p>百合</text:p>
          </table:table-cell>
          <table:table-cell office:value-type="string">
            <text:p>高</text:p>
          </table:table-cell>
          <table:table-cell office:value-type="string">
            <text:p>無</text:p>
          </table:table-cell>
          <table:table-cell office:value-type="string">
            <text:p>11人</text:p>
          </table:table-cell>
          <table:table-cell office:value-type="string">
            <text:p>有</text:p>
          </table:table-cell>
          <table:table-cell office:value-type="string">
            <text:p>男子向け</text:p>
          </table:table-cell>
          <table:table-cell office:value-type="string">
            <text:p>無</text:p>
          </table:table-cell>
          <table:table-cell office:value-type="string">
            <text:p>エイトビット</text:p>
          </table:table-cell>
          <table:table-cell office:value-type="string">
            <text:p>4人</text:p>
          </table:table-cell>
          <table:table-cell office:value-type="string">
            <text:p><text:s/>徳間書店</text:p>
          </table:table-cell>
          <table:table-cell office:value-type="string">
            <text:p>無</text:p>
          </table:table-cell>
          <table:table-cell office:value-type="string">
            <text:p>女</text:p>
          </table:table-cell>
          <table:table-cell office:value-type="string">
            <text:p>単体</text:p>
          </table:table-cell>
          <table:table-cell office:value-type="string">
            <text:p><text:s/>下谷智之</text:p>
          </table:table-cell>
          <table:table-cell office:value-type="string">
            <text:p>2016年02月</text:p>
          </table:table-cell>
          <table:table-cell office:value-type="string">
            <text:p>平尾アウリ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table:style-name="ce3" office:value-type="string">
            <text:p>織田シナモン信長</text:p>
          </table:table-cell>
          <table:table-cell office:value-type="string">
            <text:p>コメディ</text:p>
          </table:table-cell>
          <table:table-cell office:value-type="string">
            <text:p>高</text:p>
          </table:table-cell>
          <table:table-cell office:value-type="string">
            <text:p>無</text:p>
          </table:table-cell>
          <table:table-cell office:value-type="string">
            <text:p>4人</text:p>
          </table:table-cell>
          <table:table-cell office:value-type="string">
            <text:p>有</text:p>
          </table:table-cell>
          <table:table-cell office:value-type="string">
            <text:p>どっちも</text:p>
          </table:table-cell>
          <table:table-cell office:value-type="string">
            <text:p>無</text:p>
          </table:table-cell>
          <table:table-cell office:value-type="string">
            <text:p>ぴえろ</text:p>
          </table:table-cell>
          <table:table-cell office:value-type="string">
            <text:p>4人</text:p>
          </table:table-cell>
          <table:table-cell office:value-type="string">
            <text:p>ノース・スターズ・ピクチャーズ</text:p>
          </table:table-cell>
          <table:table-cell office:value-type="string">
            <text:p>無</text:p>
          </table:table-cell>
          <table:table-cell office:value-type="string">
            <text:p>男</text:p>
          </table:table-cell>
          <table:table-cell office:value-type="string">
            <text:p>単体</text:p>
          </table:table-cell>
          <table:table-cell office:value-type="string">
            <text:p>香川久</text:p>
          </table:table-cell>
          <table:table-cell office:value-type="string">
            <text:p>2015年12月</text:p>
          </table:table-cell>
          <table:table-cell office:value-type="string">
            <text:p><text:s/>目黒川うな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虚構推理</text:p>
          </table:table-cell>
          <table:table-cell office:value-type="string">
            <text:p>サスペンス</text:p>
          </table:table-cell>
          <table:table-cell office:value-type="string">
            <text:p>高</text:p>
          </table:table-cell>
          <table:table-cell office:value-type="string">
            <text:p>有</text:p>
          </table:table-cell>
          <table:table-cell office:value-type="string">
            <text:p>4人</text:p>
          </table:table-cell>
          <table:table-cell office:value-type="string">
            <text:p>有</text:p>
          </table:table-cell>
          <table:table-cell office:value-type="string">
            <text:p>男性向き</text:p>
          </table:table-cell>
          <table:table-cell office:value-type="string">
            <text:p>無</text:p>
          </table:table-cell>
          <table:table-cell office:value-type="string">
            <text:p>ブレインズ・ベース</text:p>
          </table:table-cell>
          <table:table-cell office:value-type="string">
            <text:p>3人</text:p>
          </table:table-cell>
          <table:table-cell office:value-type="string">
            <text:p>講談社</text:p>
          </table:table-cell>
          <table:table-cell office:value-type="string">
            <text:p>無</text:p>
          </table:table-cell>
          <table:table-cell office:value-type="string">
            <text:p>男</text:p>
          </table:table-cell>
          <table:table-cell office:value-type="string">
            <text:p>単体</text:p>
          </table:table-cell>
          <table:table-cell office:value-type="string">
            <text:p>本多孝敏</text:p>
          </table:table-cell>
          <table:table-cell office:value-type="string">
            <text:p>2015年10月</text:p>
          </table:table-cell>
          <table:table-cell table:style-name="ce3" office:value-type="string">
            <text:p><text:a xlink:href="https://ja.wikipedia.org/wiki/城平京">城平京</text:a> 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空挺ドラゴンズ</text:p>
          </table:table-cell>
          <table:table-cell office:value-type="string">
            <text:p>ファンタジー</text:p>
          </table:table-cell>
          <table:table-cell office:value-type="string">
            <text:p>高</text:p>
          </table:table-cell>
          <table:table-cell office:value-type="string">
            <text:p>有</text:p>
          </table:table-cell>
          <table:table-cell office:value-type="string">
            <text:p>18人</text:p>
          </table:table-cell>
          <table:table-cell office:value-type="string">
            <text:p>有</text:p>
          </table:table-cell>
          <table:table-cell office:value-type="string">
            <text:p>男性向き</text:p>
          </table:table-cell>
          <table:table-cell office:value-type="string">
            <text:p>無</text:p>
          </table:table-cell>
          <table:table-cell office:value-type="string">
            <text:p>ポリゴン・ピクチュアズ</text:p>
          </table:table-cell>
          <table:table-cell office:value-type="string">
            <text:p>18人</text:p>
          </table:table-cell>
          <table:table-cell table:style-name="ce5" office:value-type="string">
            <text:p>講談社</text:p>
          </table:table-cell>
          <table:table-cell office:value-type="string">
            <text:p>無</text:p>
          </table:table-cell>
          <table:table-cell office:value-type="string">
            <text:p>男</text:p>
          </table:table-cell>
          <table:table-cell office:value-type="string">
            <text:p>単体</text:p>
          </table:table-cell>
          <table:table-cell office:value-type="string">
            <text:p>小谷杏子</text:p>
          </table:table-cell>
          <table:table-cell office:value-type="string">
            <text:p>2016年6月</text:p>
          </table:table-cell>
          <table:table-cell office:value-type="string">
            <text:p><text:s/>桑原太矩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ケンガンアシュラ</text:p>
          </table:table-cell>
          <table:table-cell office:value-type="string">
            <text:p>アクション</text:p>
          </table:table-cell>
          <table:table-cell office:value-type="string">
            <text:p>高</text:p>
          </table:table-cell>
          <table:table-cell office:value-type="string">
            <text:p>有</text:p>
          </table:table-cell>
          <table:table-cell office:value-type="string">
            <text:p>30人以上</text:p>
          </table:table-cell>
          <table:table-cell office:value-type="string">
            <text:p>有</text:p>
          </table:table-cell>
          <table:table-cell office:value-type="string">
            <text:p>男性向き</text:p>
          </table:table-cell>
          <table:table-cell office:value-type="string">
            <text:p>無</text:p>
          </table:table-cell>
          <table:table-cell office:value-type="string">
            <text:p>ラークスエンタテインメント</text:p>
          </table:table-cell>
          <table:table-cell office:value-type="string">
            <text:p>30人以上</text:p>
          </table:table-cell>
          <table:table-cell office:value-type="string">
            <text:p>小学館</text:p>
          </table:table-cell>
          <table:table-cell office:value-type="string">
            <text:p>無</text:p>
          </table:table-cell>
          <table:table-cell office:value-type="string">
            <text:p>男</text:p>
          </table:table-cell>
          <table:table-cell office:value-type="string">
            <text:p>単体</text:p>
          </table:table-cell>
          <table:table-cell office:value-type="string">
            <text:p>森田和明</text:p>
          </table:table-cell>
          <table:table-cell office:value-type="string">
            <text:p>2012年4月</text:p>
          </table:table-cell>
          <table:table-cell table:style-name="Default" office:value-type="string">
            <text:p><text:s/>サンドロビッチ・ヤバ子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恋する小惑星</text:p>
          </table:table-cell>
          <table:table-cell office:value-type="string">
            <text:p>美少女</text:p>
          </table:table-cell>
          <table:table-cell office:value-type="string">
            <text:p>高</text:p>
          </table:table-cell>
          <table:table-cell office:value-type="string">
            <text:p>無</text:p>
          </table:table-cell>
          <table:table-cell office:value-type="string">
            <text:p>8人</text:p>
          </table:table-cell>
          <table:table-cell office:value-type="string">
            <text:p>有</text:p>
          </table:table-cell>
          <table:table-cell office:value-type="string">
            <text:p>男性向き</text:p>
          </table:table-cell>
          <table:table-cell office:value-type="string">
            <text:p>無</text:p>
          </table:table-cell>
          <table:table-cell office:value-type="string">
            <text:p>動画工房</text:p>
          </table:table-cell>
          <table:table-cell office:value-type="string">
            <text:p>5人</text:p>
          </table:table-cell>
          <table:table-cell office:value-type="string">
            <text:p><text:s/>芳文社</text:p>
          </table:table-cell>
          <table:table-cell office:value-type="string">
            <text:p>無</text:p>
          </table:table-cell>
          <table:table-cell office:value-type="string">
            <text:p>女</text:p>
          </table:table-cell>
          <table:table-cell office:value-type="string">
            <text:p>単体</text:p>
          </table:table-cell>
          <table:table-cell office:value-type="string">
            <text:p>山崎淳</text:p>
          </table:table-cell>
          <table:table-cell office:value-type="string">
            <text:p>2018年3月</text:p>
          </table:table-cell>
          <table:table-cell office:value-type="string">
            <text:p><text:s/>Quro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斉木楠雄のΨ難 Ψ始動編</text:p>
          </table:table-cell>
          <table:table-cell office:value-type="string">
            <text:p>コメディ</text:p>
          </table:table-cell>
          <table:table-cell office:value-type="string">
            <text:p>高</text:p>
          </table:table-cell>
          <table:table-cell office:value-type="string">
            <text:p>有</text:p>
          </table:table-cell>
          <table:table-cell table:style-name="ce5" office:value-type="string">
            <text:p>30人以上</text:p>
          </table:table-cell>
          <table:table-cell office:value-type="string">
            <text:p>有</text:p>
          </table:table-cell>
          <table:table-cell office:value-type="string">
            <text:p>男性向き</text:p>
          </table:table-cell>
          <table:table-cell office:value-type="string">
            <text:p>無</text:p>
          </table:table-cell>
          <table:table-cell office:value-type="string">
            <text:p><text:s/>EGG FIRMなど</text:p>
          </table:table-cell>
          <table:table-cell table:style-name="ce5" office:value-type="string">
            <text:p>30人以上</text:p>
          </table:table-cell>
          <table:table-cell office:value-type="string">
            <text:p>集英社</text:p>
          </table:table-cell>
          <table:table-cell office:value-type="string">
            <text:p>有</text:p>
          </table:table-cell>
          <table:table-cell office:value-type="string">
            <text:p>男</text:p>
          </table:table-cell>
          <table:table-cell office:value-type="string">
            <text:p>単体</text:p>
          </table:table-cell>
          <table:table-cell office:value-type="string">
            <text:p><text:s/>音地正行</text:p>
          </table:table-cell>
          <table:table-cell office:value-type="string">
            <text:p>2012年5月</text:p>
          </table:table-cell>
          <table:table-cell office:value-type="string">
            <text:p><text:s/>麻生周一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地縛少年花子くん </text:p>
          </table:table-cell>
          <table:table-cell office:value-type="string">
            <text:p>コメディ</text:p>
          </table:table-cell>
          <table:table-cell office:value-type="string">
            <text:p>高</text:p>
          </table:table-cell>
          <table:table-cell office:value-type="string">
            <text:p>無</text:p>
          </table:table-cell>
          <table:table-cell office:value-type="string">
            <text:p>20人</text:p>
          </table:table-cell>
          <table:table-cell office:value-type="string">
            <text:p>有</text:p>
          </table:table-cell>
          <table:table-cell office:value-type="string">
            <text:p>どっちにも</text:p>
          </table:table-cell>
          <table:table-cell office:value-type="string">
            <text:p>無</text:p>
          </table:table-cell>
          <table:table-cell office:value-type="string">
            <text:p><text:s/>Lerche</text:p>
          </table:table-cell>
          <table:table-cell office:value-type="string">
            <text:p>3人</text:p>
          </table:table-cell>
          <table:table-cell office:value-type="string">
            <text:p><text:s/>スクウェア・エニックス</text:p>
          </table:table-cell>
          <table:table-cell office:value-type="string">
            <text:p>無</text:p>
          </table:table-cell>
          <table:table-cell office:value-type="string">
            <text:p>男</text:p>
          </table:table-cell>
          <table:table-cell office:value-type="string">
            <text:p>単体</text:p>
          </table:table-cell>
          <table:table-cell office:value-type="string">
            <text:p>伊藤麻由加</text:p>
          </table:table-cell>
          <table:table-cell office:value-type="string">
            <text:p>2015年5月</text:p>
          </table:table-cell>
          <table:table-cell office:value-type="string">
            <text:p><text:s/>あいだいろ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ソマリと森の神様</text:p>
          </table:table-cell>
          <table:table-cell office:value-type="string">
            <text:p>ファンタジー</text:p>
          </table:table-cell>
          <table:table-cell office:value-type="string">
            <text:p>高</text:p>
          </table:table-cell>
          <table:table-cell office:value-type="string">
            <text:p>無</text:p>
          </table:table-cell>
          <table:table-cell office:value-type="string">
            <text:p>12人</text:p>
          </table:table-cell>
          <table:table-cell office:value-type="string">
            <text:p>有</text:p>
          </table:table-cell>
          <table:table-cell office:value-type="string">
            <text:p>どっちにも</text:p>
          </table:table-cell>
          <table:table-cell office:value-type="string">
            <text:p>無</text:p>
          </table:table-cell>
          <table:table-cell office:value-type="string">
            <text:p>サテライト</text:p>
          </table:table-cell>
          <table:table-cell office:value-type="string">
            <text:p>12人</text:p>
          </table:table-cell>
          <table:table-cell table:style-name="ce7" office:value-type="string">
            <text:p><text:s/>ノース・スターズ・ピクチャーズ</text:p>
          </table:table-cell>
          <table:table-cell office:value-type="string">
            <text:p>無</text:p>
          </table:table-cell>
          <table:table-cell office:value-type="string">
            <text:p>女</text:p>
          </table:table-cell>
          <table:table-cell office:value-type="string">
            <text:p>単体</text:p>
          </table:table-cell>
          <table:table-cell office:value-type="string">
            <text:p>伊藤郁子</text:p>
          </table:table-cell>
          <table:table-cell office:value-type="string">
            <text:p><text:s/>2015年4月</text:p>
          </table:table-cell>
          <table:table-cell office:value-type="string">
            <text:p><text:s/>暮石ヤコ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table:style-name="ce3" office:value-type="string">
            <text:p>ダーウィンズゲーム</text:p>
          </table:table-cell>
          <table:table-cell office:value-type="string">
            <text:p>アクション</text:p>
          </table:table-cell>
          <table:table-cell office:value-type="string">
            <text:p>高</text:p>
          </table:table-cell>
          <table:table-cell office:value-type="string">
            <text:p>有</text:p>
          </table:table-cell>
          <table:table-cell office:value-type="string">
            <text:p>30人以上</text:p>
          </table:table-cell>
          <table:table-cell office:value-type="string">
            <text:p>有</text:p>
          </table:table-cell>
          <table:table-cell office:value-type="string">
            <text:p>男性向け</text:p>
          </table:table-cell>
          <table:table-cell office:value-type="string">
            <text:p>無</text:p>
          </table:table-cell>
          <table:table-cell office:value-type="string">
            <text:p><text:s/>Nexus</text:p>
          </table:table-cell>
          <table:table-cell office:value-type="string">
            <text:p>5人</text:p>
          </table:table-cell>
          <table:table-cell office:value-type="string">
            <text:p><text:s/>秋田書店</text:p>
          </table:table-cell>
          <table:table-cell office:value-type="string">
            <text:p>無</text:p>
          </table:table-cell>
          <table:table-cell office:value-type="string">
            <text:p>男</text:p>
          </table:table-cell>
          <table:table-cell office:value-type="string">
            <text:p>単体</text:p>
          </table:table-cell>
          <table:table-cell office:value-type="string">
            <text:p><text:s/>中西和也</text:p>
          </table:table-cell>
          <table:table-cell office:value-type="string">
            <text:p>2013年6月</text:p>
          </table:table-cell>
          <table:table-cell office:value-type="string">
            <text:p><text:s/>FLIPFLOPs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とある科学の超電磁砲T</text:p>
          </table:table-cell>
          <table:table-cell office:value-type="string">
            <text:p>SF</text:p>
          </table:table-cell>
          <table:table-cell office:value-type="string">
            <text:p>高</text:p>
          </table:table-cell>
          <table:table-cell office:value-type="string">
            <text:p>有</text:p>
          </table:table-cell>
          <table:table-cell office:value-type="string">
            <text:p>16人</text:p>
          </table:table-cell>
          <table:table-cell office:value-type="string">
            <text:p>有</text:p>
          </table:table-cell>
          <table:table-cell office:value-type="string">
            <text:p>男性向け</text:p>
          </table:table-cell>
          <table:table-cell office:value-type="string">
            <text:p>無</text:p>
          </table:table-cell>
          <table:table-cell office:value-type="string">
            <text:p>J.C.STAFF</text:p>
          </table:table-cell>
          <table:table-cell office:value-type="string">
            <text:p>5人</text:p>
          </table:table-cell>
          <table:table-cell office:value-type="string">
            <text:p><text:s/>KADOKAWA</text:p>
          </table:table-cell>
          <table:table-cell office:value-type="string">
            <text:p>有</text:p>
          </table:table-cell>
          <table:table-cell office:value-type="string">
            <text:p>女</text:p>
          </table:table-cell>
          <table:table-cell office:value-type="string">
            <text:p>単体</text:p>
          </table:table-cell>
          <table:table-cell office:value-type="string">
            <text:p>灰村キヨタカ</text:p>
          </table:table-cell>
          <table:table-cell table:style-name="ce3" office:value-type="string">
            <text:p>2007年4月</text:p>
          </table:table-cell>
          <table:table-cell office:value-type="string">
            <text:p>鎌池和馬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ドロヘドロ </text:p>
          </table:table-cell>
          <table:table-cell office:value-type="string">
            <text:p>ファンタジー</text:p>
          </table:table-cell>
          <table:table-cell office:value-type="string">
            <text:p>高</text:p>
          </table:table-cell>
          <table:table-cell office:value-type="string">
            <text:p>有</text:p>
          </table:table-cell>
          <table:table-cell office:value-type="string">
            <text:p>17人</text:p>
          </table:table-cell>
          <table:table-cell office:value-type="string">
            <text:p>有</text:p>
          </table:table-cell>
          <table:table-cell office:value-type="string">
            <text:p>男性向け</text:p>
          </table:table-cell>
          <table:table-cell office:value-type="string">
            <text:p>無</text:p>
          </table:table-cell>
          <table:table-cell office:value-type="string">
            <text:p>MAPPA</text:p>
          </table:table-cell>
          <table:table-cell office:value-type="string">
            <text:p>17人</text:p>
          </table:table-cell>
          <table:table-cell office:value-type="string">
            <text:p>小学館</text:p>
          </table:table-cell>
          <table:table-cell office:value-type="string">
            <text:p>無</text:p>
          </table:table-cell>
          <table:table-cell office:value-type="string">
            <text:p>男</text:p>
          </table:table-cell>
          <table:table-cell office:value-type="string">
            <text:p>単体</text:p>
          </table:table-cell>
          <table:table-cell office:value-type="string">
            <text:p>岸友洋</text:p>
          </table:table-cell>
          <table:table-cell office:value-type="string">
            <text:p>2002年1月</text:p>
          </table:table-cell>
          <table:table-cell office:value-type="string">
            <text:p>林田球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22/7(ナナブンノニジュウニ)</text:p>
          </table:table-cell>
          <table:table-cell office:value-type="string">
            <text:p>アイドル</text:p>
          </table:table-cell>
          <table:table-cell table:number-columns-repeated="3" table:style-name="ce5" office:value-type="string">
            <text:p>不明</text:p>
          </table:table-cell>
          <table:table-cell table:number-columns-repeated="6" office:value-type="string">
            <text:p>不明</text:p>
          </table:table-cell>
          <table:table-cell table:number-columns-repeated="6" table:style-name="ce2" office:value-type="string">
            <text:p>不明</text:p>
          </table:table-cell>
          <table:table-cell office:value-type="string">
            <text:p>アイドルグループ</text:p>
          </table:table-cell>
          <table:table-cell table:number-columns-repeated="4"/>
        </table:table-row>
        <table:table-row table:style-name="ro2">
          <table:table-cell office:value-type="string">
            <text:p>number24</text:p>
          </table:table-cell>
          <table:table-cell office:value-type="string">
            <text:p>スポーツ</text:p>
          </table:table-cell>
          <table:table-cell office:value-type="string">
            <text:p>高</text:p>
          </table:table-cell>
          <table:table-cell office:value-type="string">
            <text:p>有</text:p>
          </table:table-cell>
          <table:table-cell office:value-type="string">
            <text:p>11人</text:p>
          </table:table-cell>
          <table:table-cell office:value-type="string">
            <text:p>無</text:p>
          </table:table-cell>
          <table:table-cell office:value-type="string">
            <text:p>女性向け</text:p>
          </table:table-cell>
          <table:table-cell office:value-type="string">
            <text:p>無</text:p>
          </table:table-cell>
          <table:table-cell office:value-type="string">
            <text:p>ピー・アール・エー</text:p>
          </table:table-cell>
          <table:table-cell office:value-type="string">
            <text:p>11人</text:p>
          </table:table-cell>
          <table:table-cell table:number-columns-repeated="2" office:value-type="string">
            <text:p>無</text:p>
          </table:table-cell>
          <table:table-cell office:value-type="string">
            <text:p>男</text:p>
          </table:table-cell>
          <table:table-cell office:value-type="string">
            <text:p>複数</text:p>
          </table:table-cell>
          <table:table-cell office:value-type="string">
            <text:p>﨑口さおり</text:p>
          </table:table-cell>
          <table:table-cell office:value-type="string">
            <text:p>無</text:p>
          </table:table-cell>
          <table:table-cell office:value-type="string">
            <text:p><text:s/>森慶</text:p>
          </table:table-cell>
          <table:table-cell office:value-type="string">
            <text:p>ムービック（オリジナル）</text:p>
          </table:table-cell>
          <table:table-cell table:number-columns-repeated="4"/>
        </table:table-row>
        <table:table-row table:style-name="ro2">
          <table:table-cell office:value-type="string">
            <text:p>ネコぱら</text:p>
          </table:table-cell>
          <table:table-cell office:value-type="string">
            <text:p>恋愛</text:p>
          </table:table-cell>
          <table:table-cell office:value-type="string">
            <text:p>高</text:p>
          </table:table-cell>
          <table:table-cell office:value-type="string">
            <text:p>無</text:p>
          </table:table-cell>
          <table:table-cell office:value-type="string">
            <text:p>8人</text:p>
          </table:table-cell>
          <table:table-cell office:value-type="string">
            <text:p>有</text:p>
          </table:table-cell>
          <table:table-cell office:value-type="string">
            <text:p>男性向け</text:p>
          </table:table-cell>
          <table:table-cell office:value-type="string">
            <text:p>無</text:p>
          </table:table-cell>
          <table:table-cell office:value-type="string">
            <text:p>Felix Film</text:p>
          </table:table-cell>
          <table:table-cell office:value-type="string">
            <text:p>9人</text:p>
          </table:table-cell>
          <table:table-cell table:number-columns-repeated="2" office:value-type="string">
            <text:p>無</text:p>
          </table:table-cell>
          <table:table-cell office:value-type="string">
            <text:p>男</text:p>
          </table:table-cell>
          <table:table-cell office:value-type="string">
            <text:p>単体</text:p>
          </table:table-cell>
          <table:table-cell office:value-type="string">
            <text:p>平野勇一</text:p>
          </table:table-cell>
          <table:table-cell office:value-type="string">
            <text:p>2014年12月</text:p>
          </table:table-cell>
          <table:table-cell office:value-type="string">
            <text:p><text:s/>NEKO WORKs</text:p>
          </table:table-cell>
          <table:table-cell office:value-type="string">
            <text:p>PC、PS4など</text:p>
          </table:table-cell>
          <table:table-cell table:number-columns-repeated="4"/>
        </table:table-row>
        <table:table-row table:style-name="ro2">
          <table:table-cell office:value-type="string">
            <text:p>ハイキュー!!(第4期)</text:p>
          </table:table-cell>
          <table:table-cell office:value-type="string">
            <text:p>スポーツ</text:p>
          </table:table-cell>
          <table:table-cell office:value-type="string">
            <text:p>高</text:p>
          </table:table-cell>
          <table:table-cell office:value-type="string">
            <text:p>有</text:p>
          </table:table-cell>
          <table:table-cell office:value-type="string">
            <text:p>30人以上</text:p>
          </table:table-cell>
          <table:table-cell office:value-type="string">
            <text:p>有</text:p>
          </table:table-cell>
          <table:table-cell office:value-type="string">
            <text:p>どっちも</text:p>
          </table:table-cell>
          <table:table-cell office:value-type="string">
            <text:p>無</text:p>
          </table:table-cell>
          <table:table-cell office:value-type="string">
            <text:p><text:s/>Production I.G</text:p>
          </table:table-cell>
          <table:table-cell office:value-type="string">
            <text:p>28人</text:p>
          </table:table-cell>
          <table:table-cell office:value-type="string">
            <text:p>集英社</text:p>
          </table:table-cell>
          <table:table-cell office:value-type="string">
            <text:p>有</text:p>
          </table:table-cell>
          <table:table-cell office:value-type="string">
            <text:p>男</text:p>
          </table:table-cell>
          <table:table-cell office:value-type="string">
            <text:p>複数</text:p>
          </table:table-cell>
          <table:table-cell office:value-type="string">
            <text:p>岸田隆宏</text:p>
          </table:table-cell>
          <table:table-cell office:value-type="string">
            <text:p>2012年6月</text:p>
          </table:table-cell>
          <table:table-cell office:value-type="string">
            <text:p>古舘春一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はてな☆イリュージョン</text:p>
          </table:table-cell>
          <table:table-cell office:value-type="string">
            <text:p>ラブコメ</text:p>
          </table:table-cell>
          <table:table-cell office:value-type="string">
            <text:p>高</text:p>
          </table:table-cell>
          <table:table-cell office:value-type="string">
            <text:p>有</text:p>
          </table:table-cell>
          <table:table-cell office:value-type="string">
            <text:p>4人</text:p>
          </table:table-cell>
          <table:table-cell office:value-type="string">
            <text:p>有</text:p>
          </table:table-cell>
          <table:table-cell office:value-type="string">
            <text:p>男性向け</text:p>
          </table:table-cell>
          <table:table-cell office:value-type="string">
            <text:p>無</text:p>
          </table:table-cell>
          <table:table-cell office:value-type="string">
            <text:p><text:s/>Children's Playground Entertainment</text:p>
          </table:table-cell>
          <table:table-cell office:value-type="string">
            <text:p>4人</text:p>
          </table:table-cell>
          <table:table-cell office:value-type="string">
            <text:p>集英社</text:p>
          </table:table-cell>
          <table:table-cell office:value-type="string">
            <text:p>無</text:p>
          </table:table-cell>
          <table:table-cell office:value-type="string">
            <text:p>女</text:p>
          </table:table-cell>
          <table:table-cell office:value-type="string">
            <text:p>単体</text:p>
          </table:table-cell>
          <table:table-cell office:value-type="string">
            <text:p>中野るいず</text:p>
          </table:table-cell>
          <table:table-cell office:value-type="string">
            <text:p>2014年11月</text:p>
          </table:table-cell>
          <table:table-cell office:value-type="string">
            <text:p><text:s/>松智洋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BanG Dream! 3rd Season</text:p>
          </table:table-cell>
          <table:table-cell office:value-type="string">
            <text:p>音楽</text:p>
          </table:table-cell>
          <table:table-cell office:value-type="string">
            <text:p>高</text:p>
          </table:table-cell>
          <table:table-cell office:value-type="string">
            <text:p>無</text:p>
          </table:table-cell>
          <table:table-cell office:value-type="string">
            <text:p>30人以上</text:p>
          </table:table-cell>
          <table:table-cell office:value-type="string">
            <text:p>無</text:p>
          </table:table-cell>
          <table:table-cell office:value-type="string">
            <text:p>男性向け</text:p>
          </table:table-cell>
          <table:table-cell office:value-type="string">
            <text:p>無</text:p>
          </table:table-cell>
          <table:table-cell office:value-type="string">
            <text:p>未定</text:p>
          </table:table-cell>
          <table:table-cell table:style-name="ce5" office:value-type="string">
            <text:p>30人以上</text:p>
          </table:table-cell>
          <table:table-cell office:value-type="string">
            <text:p><text:s/>ブシロードメディアなど</text:p>
          </table:table-cell>
          <table:table-cell office:value-type="string">
            <text:p>有</text:p>
          </table:table-cell>
          <table:table-cell office:value-type="string">
            <text:p>女</text:p>
          </table:table-cell>
          <table:table-cell office:value-type="string">
            <text:p>単体</text:p>
          </table:table-cell>
          <table:table-cell office:value-type="string">
            <text:p><text:s/>植田和幸</text:p>
          </table:table-cell>
          <table:table-cell office:value-type="string">
            <text:p>2016年12月</text:p>
          </table:table-cell>
          <table:table-cell office:value-type="string">
            <text:p>中村航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1">
          <table:table-cell office:value-type="string">
            <text:p>ブレーカーズ</text:p>
          </table:table-cell>
          <table:table-cell office:value-type="string">
            <text:p>スポーツ</text:p>
          </table:table-cell>
          <table:table-cell table:number-columns-repeated="16" table:style-name="ce6" office:value-type="string">
            <text:p>不明</text:p>
          </table:table-cell>
          <table:table-cell table:number-columns-repeated="4"/>
        </table:table-row>
        <table:table-row table:style-name="ro2">
          <table:table-cell office:value-type="string">
            <text:p>プランダラ</text:p>
          </table:table-cell>
          <table:table-cell office:value-type="string">
            <text:p>ファンタジー</text:p>
          </table:table-cell>
          <table:table-cell office:value-type="string">
            <text:p>高</text:p>
          </table:table-cell>
          <table:table-cell office:value-type="string">
            <text:p>有</text:p>
          </table:table-cell>
          <table:table-cell office:value-type="string">
            <text:p>6人</text:p>
          </table:table-cell>
          <table:table-cell office:value-type="string">
            <text:p>有</text:p>
          </table:table-cell>
          <table:table-cell office:value-type="string">
            <text:p>男性向け</text:p>
          </table:table-cell>
          <table:table-cell office:value-type="string">
            <text:p>無</text:p>
          </table:table-cell>
          <table:table-cell office:value-type="string">
            <text:p>ギークトイズ</text:p>
          </table:table-cell>
          <table:table-cell office:value-type="string">
            <text:p>6人</text:p>
          </table:table-cell>
          <table:table-cell office:value-type="string">
            <text:p>KADOKAWA</text:p>
          </table:table-cell>
          <table:table-cell office:value-type="string">
            <text:p>無</text:p>
          </table:table-cell>
          <table:table-cell office:value-type="string">
            <text:p>男</text:p>
          </table:table-cell>
          <table:table-cell office:value-type="string">
            <text:p>単体</text:p>
          </table:table-cell>
          <table:table-cell table:style-name="Default" office:value-type="string">
            <text:p><text:s/>高品有桂など</text:p>
          </table:table-cell>
          <table:table-cell office:value-type="string">
            <text:p><text:s/>2015年2月</text:p>
          </table:table-cell>
          <table:table-cell office:value-type="string">
            <text:p><text:s/>水無月すう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へやキャン△</text:p>
          </table:table-cell>
          <table:table-cell office:value-type="string">
            <text:p>キャンプ</text:p>
          </table:table-cell>
          <table:table-cell office:value-type="string">
            <text:p>高</text:p>
          </table:table-cell>
          <table:table-cell office:value-type="string">
            <text:p>無</text:p>
          </table:table-cell>
          <table:table-cell office:value-type="string">
            <text:p>6人</text:p>
          </table:table-cell>
          <table:table-cell office:value-type="string">
            <text:p>無</text:p>
          </table:table-cell>
          <table:table-cell office:value-type="string">
            <text:p>男性向け</text:p>
          </table:table-cell>
          <table:table-cell office:value-type="string">
            <text:p>無</text:p>
          </table:table-cell>
          <table:table-cell office:value-type="string">
            <text:p>C-Station</text:p>
          </table:table-cell>
          <table:table-cell office:value-type="string">
            <text:p>6人</text:p>
          </table:table-cell>
          <table:table-cell office:value-type="string">
            <text:p><text:s/>芳文社</text:p>
          </table:table-cell>
          <table:table-cell office:value-type="string">
            <text:p>無</text:p>
          </table:table-cell>
          <table:table-cell office:value-type="string">
            <text:p>女</text:p>
          </table:table-cell>
          <table:table-cell office:value-type="string">
            <text:p>複数</text:p>
          </table:table-cell>
          <table:table-cell office:value-type="string">
            <text:p>佐々木睦美</text:p>
          </table:table-cell>
          <table:table-cell office:value-type="string">
            <text:p><text:s/>2016年4月</text:p>
          </table:table-cell>
          <table:table-cell office:value-type="string">
            <text:p>あfろ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pet -ペット</text:p>
          </table:table-cell>
          <table:table-cell office:value-type="string">
            <text:p>ミステリー</text:p>
          </table:table-cell>
          <table:table-cell office:value-type="string">
            <text:p>高</text:p>
          </table:table-cell>
          <table:table-cell table:number-columns-repeated="4" table:style-name="ce5" office:value-type="string">
            <text:p>不明</text:p>
          </table:table-cell>
          <table:table-cell office:value-type="string">
            <text:p>不明</text:p>
          </table:table-cell>
          <table:table-cell office:value-type="string">
            <text:p>ジェノスタジオ</text:p>
          </table:table-cell>
          <table:table-cell office:value-type="string">
            <text:p>7人</text:p>
          </table:table-cell>
          <table:table-cell office:value-type="string">
            <text:p>KADOKAWA</text:p>
          </table:table-cell>
          <table:table-cell office:value-type="string">
            <text:p>無</text:p>
          </table:table-cell>
          <table:table-cell office:value-type="string">
            <text:p>男</text:p>
          </table:table-cell>
          <table:table-cell office:value-type="string">
            <text:p>単体</text:p>
          </table:table-cell>
          <table:table-cell office:value-type="string">
            <text:p>工藤昌史</text:p>
          </table:table-cell>
          <table:table-cell office:value-type="string">
            <text:p>2009年</text:p>
          </table:table-cell>
          <table:table-cell office:value-type="string">
            <text:p>三宅乱丈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宝石商リチャード氏の謎鑑定</text:p>
          </table:table-cell>
          <table:table-cell office:value-type="string">
            <text:p>サスペンス</text:p>
          </table:table-cell>
          <table:table-cell office:value-type="string">
            <text:p>高</text:p>
          </table:table-cell>
          <table:table-cell office:value-type="string">
            <text:p>無</text:p>
          </table:table-cell>
          <table:table-cell office:value-type="string">
            <text:p>2人</text:p>
          </table:table-cell>
          <table:table-cell office:value-type="string">
            <text:p>無</text:p>
          </table:table-cell>
          <table:table-cell office:value-type="string">
            <text:p>女性向き</text:p>
          </table:table-cell>
          <table:table-cell office:value-type="string">
            <text:p>無</text:p>
          </table:table-cell>
          <table:table-cell office:value-type="string">
            <text:p>朱夏</text:p>
          </table:table-cell>
          <table:table-cell table:style-name="ce5" office:value-type="string">
            <text:p>2人</text:p>
          </table:table-cell>
          <table:table-cell office:value-type="string">
            <text:p>集英社</text:p>
          </table:table-cell>
          <table:table-cell office:value-type="string">
            <text:p>無</text:p>
          </table:table-cell>
          <table:table-cell office:value-type="string">
            <text:p>男</text:p>
          </table:table-cell>
          <table:table-cell office:value-type="string">
            <text:p>単体</text:p>
          </table:table-cell>
          <table:table-cell office:value-type="string">
            <text:p>近藤奈菜都子</text:p>
          </table:table-cell>
          <table:table-cell office:value-type="string">
            <text:p>2015年12月</text:p>
          </table:table-cell>
          <table:table-cell office:value-type="string">
            <text:p>辻村七子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ぼくのとなりに暗黒破壊神がいます。</text:p>
          </table:table-cell>
          <table:table-cell office:value-type="string">
            <text:p>コメディ</text:p>
          </table:table-cell>
          <table:table-cell office:value-type="string">
            <text:p>高</text:p>
          </table:table-cell>
          <table:table-cell office:value-type="string">
            <text:p>無</text:p>
          </table:table-cell>
          <table:table-cell office:value-type="string">
            <text:p>14人</text:p>
          </table:table-cell>
          <table:table-cell office:value-type="string">
            <text:p>無</text:p>
          </table:table-cell>
          <table:table-cell office:value-type="string">
            <text:p>女性向き</text:p>
          </table:table-cell>
          <table:table-cell office:value-type="string">
            <text:p>無</text:p>
          </table:table-cell>
          <table:table-cell office:value-type="string">
            <text:p>ENTスクエアード</text:p>
          </table:table-cell>
          <table:table-cell office:value-type="string">
            <text:p>10人</text:p>
          </table:table-cell>
          <table:table-cell office:value-type="string">
            <text:p><text:s/>KADOKAWA</text:p>
          </table:table-cell>
          <table:table-cell office:value-type="string">
            <text:p>無</text:p>
          </table:table-cell>
          <table:table-cell office:value-type="string">
            <text:p>男</text:p>
          </table:table-cell>
          <table:table-cell office:value-type="string">
            <text:p>単体</text:p>
          </table:table-cell>
          <table:table-cell office:value-type="string">
            <text:p><text:s/>中野裕紀</text:p>
          </table:table-cell>
          <table:table-cell office:value-type="string">
            <text:p>2013年2月</text:p>
          </table:table-cell>
          <table:table-cell office:value-type="string">
            <text:p><text:s/>亜樹新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マギアレコード 魔法少女まどか☆マギカ外伝</text:p>
          </table:table-cell>
          <table:table-cell office:value-type="string">
            <text:p>魔法少女</text:p>
          </table:table-cell>
          <table:table-cell office:value-type="string">
            <text:p>高</text:p>
          </table:table-cell>
          <table:table-cell office:value-type="string">
            <text:p>有</text:p>
          </table:table-cell>
          <table:table-cell office:value-type="string">
            <text:p>13人</text:p>
          </table:table-cell>
          <table:table-cell office:value-type="string">
            <text:p>無</text:p>
          </table:table-cell>
          <table:table-cell office:value-type="string">
            <text:p>男性向け</text:p>
          </table:table-cell>
          <table:table-cell office:value-type="string">
            <text:p>無</text:p>
          </table:table-cell>
          <table:table-cell office:value-type="string">
            <text:p>シャフト</text:p>
          </table:table-cell>
          <table:table-cell office:value-type="string">
            <text:p>9人</text:p>
          </table:table-cell>
          <table:table-cell office:value-type="string">
            <text:p><text:s/>芳文社</text:p>
          </table:table-cell>
          <table:table-cell office:value-type="string">
            <text:p>有</text:p>
          </table:table-cell>
          <table:table-cell office:value-type="string">
            <text:p>女</text:p>
          </table:table-cell>
          <table:table-cell office:value-type="string">
            <text:p>単体</text:p>
          </table:table-cell>
          <table:table-cell office:value-type="string">
            <text:p><text:s/>蒼樹うめ</text:p>
          </table:table-cell>
          <table:table-cell office:value-type="string">
            <text:p><text:s/>2019年3月</text:p>
          </table:table-cell>
          <table:table-cell office:value-type="string">
            <text:p><text:s/>Magica Quartet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魔術士オーフェンはぐれ旅</text:p>
          </table:table-cell>
          <table:table-cell office:value-type="string">
            <text:p>ファンタジー</text:p>
          </table:table-cell>
          <table:table-cell office:value-type="string">
            <text:p>高</text:p>
          </table:table-cell>
          <table:table-cell office:value-type="string">
            <text:p>有</text:p>
          </table:table-cell>
          <table:table-cell office:value-type="string">
            <text:p>20人</text:p>
          </table:table-cell>
          <table:table-cell office:value-type="string">
            <text:p>有</text:p>
          </table:table-cell>
          <table:table-cell office:value-type="string">
            <text:p>男性向け</text:p>
          </table:table-cell>
          <table:table-cell office:value-type="string">
            <text:p>無</text:p>
          </table:table-cell>
          <table:table-cell office:value-type="string">
            <text:p>スタジオディーン</text:p>
          </table:table-cell>
          <table:table-cell office:value-type="string">
            <text:p>11人</text:p>
          </table:table-cell>
          <table:table-cell office:value-type="string">
            <text:p><text:s/>富士見書房</text:p>
          </table:table-cell>
          <table:table-cell office:value-type="string">
            <text:p>無</text:p>
          </table:table-cell>
          <table:table-cell office:value-type="string">
            <text:p>男</text:p>
          </table:table-cell>
          <table:table-cell office:value-type="string">
            <text:p>単体</text:p>
          </table:table-cell>
          <table:table-cell office:value-type="string">
            <text:p>吉田隆彦</text:p>
          </table:table-cell>
          <table:table-cell office:value-type="string">
            <text:p>2018年12月</text:p>
          </table:table-cell>
          <table:table-cell office:value-type="string">
            <text:p>秋田禎信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ランウェイで笑って</text:p>
          </table:table-cell>
          <table:table-cell office:value-type="string">
            <text:p>ドラマ</text:p>
          </table:table-cell>
          <table:table-cell office:value-type="string">
            <text:p>高</text:p>
          </table:table-cell>
          <table:table-cell office:value-type="string">
            <text:p>無</text:p>
          </table:table-cell>
          <table:table-cell office:value-type="string">
            <text:p>5人</text:p>
          </table:table-cell>
          <table:table-cell office:value-type="string">
            <text:p>有</text:p>
          </table:table-cell>
          <table:table-cell office:value-type="string">
            <text:p>どっちも</text:p>
          </table:table-cell>
          <table:table-cell office:value-type="string">
            <text:p>無</text:p>
          </table:table-cell>
          <table:table-cell office:value-type="string">
            <text:p>Ezo'la</text:p>
          </table:table-cell>
          <table:table-cell office:value-type="string">
            <text:p>2人</text:p>
          </table:table-cell>
          <table:table-cell office:value-type="string">
            <text:p><text:s/>講談社</text:p>
          </table:table-cell>
          <table:table-cell office:value-type="string">
            <text:p>無</text:p>
          </table:table-cell>
          <table:table-cell office:value-type="string">
            <text:p>男</text:p>
          </table:table-cell>
          <table:table-cell office:value-type="string">
            <text:p>単体</text:p>
          </table:table-cell>
          <table:table-cell table:style-name="ce3" office:value-type="string">
            <text:p>金子美咲</text:p>
          </table:table-cell>
          <table:table-cell office:value-type="string">
            <text:p>2017年9月</text:p>
          </table:table-cell>
          <table:table-cell office:value-type="string">
            <text:p>猪ノ谷言葉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理系が恋に落ちたので証明してみた。</text:p>
          </table:table-cell>
          <table:table-cell office:value-type="string">
            <text:p>ラブコメ</text:p>
          </table:table-cell>
          <table:table-cell office:value-type="string">
            <text:p>高</text:p>
          </table:table-cell>
          <table:table-cell office:value-type="string">
            <text:p>無</text:p>
          </table:table-cell>
          <table:table-cell office:value-type="string">
            <text:p>7人</text:p>
          </table:table-cell>
          <table:table-cell office:value-type="string">
            <text:p>有</text:p>
          </table:table-cell>
          <table:table-cell office:value-type="string">
            <text:p>どっちも</text:p>
          </table:table-cell>
          <table:table-cell office:value-type="string">
            <text:p>無</text:p>
          </table:table-cell>
          <table:table-cell office:value-type="string">
            <text:p>ゼロシー</text:p>
          </table:table-cell>
          <table:table-cell office:value-type="string">
            <text:p>7人</text:p>
          </table:table-cell>
          <table:table-cell office:value-type="string">
            <text:p><text:s/>フレックスコミックス</text:p>
          </table:table-cell>
          <table:table-cell office:value-type="string">
            <text:p>無</text:p>
          </table:table-cell>
          <table:table-cell office:value-type="string">
            <text:p>男</text:p>
          </table:table-cell>
          <table:table-cell office:value-type="string">
            <text:p>単体</text:p>
          </table:table-cell>
          <table:table-cell office:value-type="string">
            <text:p>五十内裕輔</text:p>
          </table:table-cell>
          <table:table-cell office:value-type="string">
            <text:p><text:s/>2016年11月</text:p>
          </table:table-cell>
          <table:table-cell office:value-type="string">
            <text:p><text:s/>山本アリフレッド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2">
          <table:table-cell office:value-type="string">
            <text:p>りばあす</text:p>
          </table:table-cell>
          <table:table-cell office:value-type="string">
            <text:p>カードゲーム</text:p>
          </table:table-cell>
          <table:table-cell office:value-type="string">
            <text:p>高</text:p>
          </table:table-cell>
          <table:table-cell office:value-type="string">
            <text:p>有</text:p>
          </table:table-cell>
          <table:table-cell office:value-type="string">
            <text:p>14人</text:p>
          </table:table-cell>
          <table:table-cell office:value-type="string">
            <text:p>無</text:p>
          </table:table-cell>
          <table:table-cell office:value-type="string">
            <text:p>男性向け</text:p>
          </table:table-cell>
          <table:table-cell office:value-type="string">
            <text:p>無</text:p>
          </table:table-cell>
          <table:table-cell office:value-type="string">
            <text:p>ライデンフィルム大阪スタジオ</text:p>
          </table:table-cell>
          <table:table-cell office:value-type="string">
            <text:p>14人</text:p>
          </table:table-cell>
          <table:table-cell table:number-columns-repeated="2" office:value-type="string">
            <text:p>無</text:p>
          </table:table-cell>
          <table:table-cell office:value-type="string">
            <text:p>女</text:p>
          </table:table-cell>
          <table:table-cell office:value-type="string">
            <text:p>複数</text:p>
          </table:table-cell>
          <table:table-cell office:value-type="string">
            <text:p>高田揺子</text:p>
          </table:table-cell>
          <table:table-cell office:value-type="string">
            <text:p>2020年3月</text:p>
          </table:table-cell>
          <table:table-cell office:value-type="string">
            <text:p>ブシロード／西あすか</text:p>
          </table:table-cell>
          <table:table-cell office:value-type="string">
            <text:p>リバース（カードゲーム）</text:p>
          </table:table-cell>
          <table:table-cell table:number-columns-repeated="4"/>
        </table:table-row>
        <table:table-row table:style-name="ro2">
          <table:table-cell office:value-type="string">
            <text:p>Levius －レビウス－</text:p>
          </table:table-cell>
          <table:table-cell office:value-type="string">
            <text:p>アクション</text:p>
          </table:table-cell>
          <table:table-cell office:value-type="string">
            <text:p>高</text:p>
          </table:table-cell>
          <table:table-cell office:value-type="string">
            <text:p>有</text:p>
          </table:table-cell>
          <table:table-cell office:value-type="string">
            <text:p>8人</text:p>
          </table:table-cell>
          <table:table-cell office:value-type="string">
            <text:p>有</text:p>
          </table:table-cell>
          <table:table-cell table:style-name="ce5" office:value-type="string">
            <text:p>男性向け</text:p>
          </table:table-cell>
          <table:table-cell office:value-type="string">
            <text:p>無</text:p>
          </table:table-cell>
          <table:table-cell office:value-type="string">
            <text:p>ポリゴン・ピクチュアズ</text:p>
          </table:table-cell>
          <table:table-cell office:value-type="string">
            <text:p>8人</text:p>
          </table:table-cell>
          <table:table-cell office:value-type="string">
            <text:p>集英社</text:p>
          </table:table-cell>
          <table:table-cell office:value-type="string">
            <text:p>無</text:p>
          </table:table-cell>
          <table:table-cell office:value-type="string">
            <text:p>男</text:p>
          </table:table-cell>
          <table:table-cell office:value-type="string">
            <text:p>単体</text:p>
          </table:table-cell>
          <table:table-cell office:value-type="string">
            <text:p>森山佑樹</text:p>
          </table:table-cell>
          <table:table-cell office:value-type="string">
            <text:p>2015年12月</text:p>
          </table:table-cell>
          <table:table-cell office:value-type="string">
            <text:p><text:s/>中田春彌</text:p>
          </table:table-cell>
          <table:table-cell office:value-type="string">
            <text:p>本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7"/>
          <table:table-cell table:number-columns-repeated="4"/>
        </table:table-row>
        <table:table-row table:style-name="ro1" table:number-rows-repeated="17">
          <table:table-cell table:number-columns-repeated="11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2019/11/20</text:date>, <text:time>03:18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岩田 梓穏</meta:initial-creator>
    <meta:creation-date>2019-11-18T10:28:40.12</meta:creation-date>
    <meta:generator>OpenOffice/4.1.7$Win32 OpenOffice.org_project/417m1$Build-9800</meta:generator>
    <dc:date>2019-11-20T03:18:03.65</dc:date>
    <dc:creator>岩田 梓穏</dc:creator>
    <meta:editing-duration>P1DT2H22M56S</meta:editing-duration>
    <meta:editing-cycles>5</meta:editing-cycles>
    <meta:document-statistic meta:table-count="3" meta:cell-count="702" meta:object-count="0"/>
  </office:meta>
</office:document-meta>
</file>